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A8000001341D91BEA8D13A4D6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10d0c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5983b0" draw:auto-grow-height="true" draw:auto-grow-width="false" fo:min-height="2.29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be33d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10d0c"/>
    </style:style>
    <style:style style:name="P3" style:family="paragraph">
      <loext:graphic-properties draw:fill="solid" draw:fill-color="#5983b0"/>
    </style:style>
    <style:style style:name="P4" style:family="paragraph">
      <loext:graphic-properties draw:fill="solid" draw:fill-color="#bbe33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251cm" svg:x="1.046cm" svg:y="11.818cm">
          <draw:image xlink:href="Pictures/10000001000003A8000001341D91BEA8D13A4D6E.png" xlink:type="simple" xlink:show="embed" xlink:actuate="onLoad" draw:mime-type="image/png">
            <text:p/>
          </draw:image>
        </draw:frame>
        <draw:frame draw:style-name="gr2" draw:text-style-name="P2" draw:layer="layout" svg:width="12.7cm" svg:height="0.962cm" svg:x="1cm" svg:y="1.317cm">
          <draw:text-box>
            <text:p>before</text:p>
          </draw:text-box>
        </draw:frame>
        <draw:frame draw:style-name="gr3" draw:text-style-name="P3" draw:layer="layout" svg:width="5.08cm" svg:height="2.54cm" svg:x="8.302cm" svg:y="13.7cm">
          <draw:text-box>
            <text:p>above</text:p>
          </draw:text-box>
        </draw:frame>
        <draw:frame draw:style-name="gr4" draw:text-style-name="P4" draw:layer="layout" svg:width="12.7cm" svg:height="0.962cm" svg:x="2.587cm" svg:y="24.495cm">
          <draw:text-box>
            <text:p>below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5:59:51.200924702</meta:creation-date>
    <dc:date>2023-04-24T16:43:54.328317597</dc:date>
    <meta:editing-duration>PT15M1S</meta:editing-duration>
    <meta:editing-cycles>2</meta:editing-cycles>
    <meta:generator>LibreOfficeDev/7.6.0.0.alpha0$Linux_X86_64 LibreOffice_project/5cd9de202765e243e41416802f3e4486b8a96f16</meta:generator>
    <meta:document-statistic meta:object-count="4"/>
  </office:meta>
</office:document-meta>
</file>